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2" svg:font-family="Tahoma"/>
    <style:font-face style:name="Cumberland" svg:font-family="Cumberland" style:font-family-generic="modern" style:font-pitch="fixed"/>
    <style:font-face style:name="Andale Sans UI" svg:font-family="'Andale Sans UI'" style:font-pitch="variable"/>
    <style:font-face style:name="MS Gothic" svg:font-family="'MS Gothic'" style:font-pitch="variable"/>
    <style:font-face style:name="Tahoma1" svg:font-family="Tahoma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Arial" svg:font-family="Arial" style:font-adornments="Bold" style:font-family-generic="swiss" style:font-pitch="variable"/>
    <style:font-face style:name="Arial1" svg:font-family="Arial" style:font-adornments="Italic" style:font-family-generic="swiss" style:font-pitch="variable"/>
    <style:font-face style:name="Tahoma" svg:font-family="Tahoma" style:font-adornments="Regular" style:font-family-generic="swiss" style:font-pitch="variable"/>
    <style:font-face style:name="Verdana" svg:font-family="Verdana" style:font-adornments="Regular" style:font-family-generic="swiss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2.461cm"/>
        </style:tab-stops>
      </style:paragraph-properties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4818*" fo:start-indent="0cm" fo:end-indent="0cm"/>
          <style:column style:rel-width="4819*" fo:start-indent="0cm" fo:end-indent="0cm"/>
        </style:columns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Surprise Major Calls</text:h>
      <text:h text:style-name="Heading_20_2" text:outline-level="2">672 changes without repeat, based on a Surprise Major course. <text:line-break/>Composed by James Kerslake</text:h>
      <text:section text:style-name="Sect1" text:name="Section1">
        <text:p text:style-name="P1">1 to 2,<text:tab/>21345678</text:p>
        <text:p text:style-name="P1">3 to 4,<text:tab/>21435678</text:p>
        <text:p text:style-name="P1">6 to 7,<text:tab/>21435768</text:p>
        <text:p text:style-name="P1">2 to 1,<text:tab/>12435768</text:p>
        <text:p text:style-name="P1">3 to 5,<text:tab/>12453768</text:p>
        <text:p text:style-name="P1">6 to 8,<text:tab/>12453786</text:p>
        <text:p text:style-name="P1">1 to 2,<text:tab/>21453786</text:p>
        <text:p text:style-name="P1">4 to 5,<text:tab/>21543786</text:p>
        <text:p text:style-name="P1">7 to 8,<text:tab/>21543876</text:p>
        <text:p text:style-name="P1">1 to 5,<text:tab/>25143876</text:p>
        <text:p text:style-name="P1">4 to 3,<text:tab/>25134876</text:p>
        <text:p text:style-name="P1">7 to 6,<text:tab/>25134867</text:p>
        <text:p text:style-name="P1">2 to 5,<text:tab/>52134867</text:p>
        <text:p text:style-name="P1">1 to 3,<text:tab/>52314867</text:p>
        <text:p text:style-name="P1">8 to 6,<text:tab/>52314687</text:p>
        <text:p text:style-name="P1">3 to 1,<text:tab/>52134687</text:p>
        <text:p text:style-name="P1">4 to 6,<text:tab/>52136487</text:p>
        <text:p text:style-name="P1">8 to 7,<text:tab/>52136478</text:p>
        <text:p text:style-name="P1">5 to 2,<text:tab/>25136478</text:p>
        <text:p text:style-name="P1">1 to 3,<text:tab/>25316478</text:p>
        <text:p text:style-name="P1">4 to 7,<text:tab/>25316748</text:p>
        <text:p text:style-name="P1">2 to 5,<text:tab/>52316748</text:p>
        <text:p text:style-name="P1">1 to 6,<text:tab/>52361748</text:p>
        <text:p text:style-name="P1">4 to 8,<text:tab/>52361784</text:p>
        <text:p text:style-name="P1">2 to 3,<text:tab/>53261784</text:p>
        <text:p text:style-name="P1">1 to 7,<text:tab/>53267184</text:p>
        <text:p text:style-name="P1">8 to 4,<text:tab/>53267148</text:p>
        <text:p text:style-name="P1">5 to 3,<text:tab/>35267148</text:p>
        <text:p text:style-name="P1">2 to 6,<text:tab/>35627148</text:p>
        <text:p text:style-name="P1">7 to 1,<text:tab/>35621748</text:p>
        <text:p text:style-name="P1">5 to 6,<text:tab/>36521748</text:p>
        <text:p text:style-name="P1">1 to 7,<text:tab/>36527148</text:p>
        <text:p text:style-name="P1">4 to 8,<text:tab/>36527184</text:p>
        <text:p text:style-name="P1">3 to 6,<text:tab/>63527184</text:p>
        <text:p text:style-name="P1">2 to 7,<text:tab/>63572184</text:p>
        <text:p text:style-name="P1">1 to 8,<text:tab/>63572814</text:p>
        <text:p text:style-name="P1">3 to 5,<text:tab/>65372814</text:p>
        <text:p text:style-name="P1">2 to 8,<text:tab/>65378214</text:p>
        <text:p text:style-name="P1">1 to 4,<text:tab/>65378241</text:p>
        <text:p text:style-name="P1">6 to 5,<text:tab/>56378241</text:p>
        <text:p text:style-name="P1">7 to 8,<text:tab/>56387241</text:p>
        <text:p text:style-name="P1">4 to 1,<text:tab/>56387214</text:p>
        <text:p text:style-name="P1">6 to 3,<text:tab/>53687214</text:p>
        <text:p text:style-name="P1">7 to 2,<text:tab/>53682714</text:p>
        <text:p text:style-name="P1">1 to 4,<text:tab/>53682741</text:p>
        <text:p text:style-name="P1">5 to 3,<text:tab/>35682741</text:p>
        <text:p text:style-name="P1">6 to 8,<text:tab/>35862741</text:p>
        <text:p text:style-name="P1">2 to 7,<text:tab/>35867241</text:p>
        <text:p text:style-name="P1">5 to 8,<text:tab/>38567241</text:p>
        <text:p text:style-name="P1">7 to 2,<text:tab/>38562741</text:p>
        <text:p text:style-name="P1">4 to 1,<text:tab/>38562714</text:p>
        <text:p text:style-name="P1">3 to 8,<text:tab/>83562714</text:p>
        <text:p text:style-name="P1">6 to 2,<text:tab/>83526714</text:p>
        <text:p text:style-name="P1">1 to 4,<text:tab/>83526741</text:p>
        <text:p text:style-name="P1">3 to 5,<text:tab/>85326741</text:p>
        <text:p text:style-name="P1">6 to 7,<text:tab/>85327641</text:p>
        <text:p text:style-name="P1">4 to 1,<text:tab/>85327614</text:p>
        <text:p text:style-name="P1">8 to 5,<text:tab/>58327614</text:p>
        <text:p text:style-name="P1">2 to 7,<text:tab/>58372614</text:p>
        <text:p text:style-name="P1">6 to 1,<text:tab/>58372164</text:p>
        <text:p text:style-name="P1">8 to 3,<text:tab/>53872164</text:p>
        <text:p text:style-name="P1">2 to 1,<text:tab/>53871264</text:p>
        <text:p text:style-name="P1">6 to 4,<text:tab/>53871246</text:p>
        <text:p text:style-name="P1">5 to 3,<text:tab/>35871246</text:p>
        <text:p text:style-name="P1">8 to 7,<text:tab/>35781246</text:p>
        <text:p text:style-name="P1">1 to 2,<text:tab/>35782146</text:p>
        <text:p text:style-name="P1">5 to 7,<text:tab/>37582146</text:p>
        <text:p text:style-name="P1">2 to 1,<text:tab/>37581246</text:p>
        <text:p text:style-name="P1">4 to 6,<text:tab/>37581264</text:p>
        <text:p text:style-name="P1">3 to 7,<text:tab/>73581264</text:p>
        <text:p text:style-name="P1">8 to 1,<text:tab/>73518264</text:p>
        <text:p text:style-name="P1">6 to 4,<text:tab/>73518246</text:p>
        <text:p text:style-name="P1">7 to 3,<text:tab/>37518246</text:p>
        <text:p text:style-name="P1">5 to 1,<text:tab/>37158246</text:p>
        <text:p text:style-name="P1">2 to 4,<text:tab/>37158426</text:p>
        <text:p text:style-name="P1">1 to 5,<text:tab/>37518426</text:p>
        <text:p text:style-name="P1">8 to 4,<text:tab/>37514826</text:p>
        <text:p text:style-name="P1">2 to 6,<text:tab/>37514862</text:p>
        <text:p text:style-name="P1">3 to 7,<text:tab/>73514862</text:p>
        <text:p text:style-name="P1">5 to 1,<text:tab/>73154862</text:p>
        <text:p text:style-name="P1">8 to 6,<text:tab/>73154682</text:p>
        <text:p text:style-name="P1">3 to 1,<text:tab/>71354682</text:p>
        <text:p text:style-name="P1">5 to 4,<text:tab/>71345682</text:p>
        <text:p text:style-name="P1">8 to 2,<text:tab/>71345628</text:p>
        <text:p text:style-name="P1">7 to 1,<text:tab/>17345628</text:p>
        <text:p text:style-name="P1">3 to 4,<text:tab/>17435628</text:p>
        <text:p text:style-name="P1">6 to 2,<text:tab/>17435268</text:p>
        <text:p text:style-name="P1">1 to 7,<text:tab/>71435268</text:p>
        <text:p text:style-name="P1">3 to 5,<text:tab/>71453268</text:p>
        <text:p text:style-name="P1">6 to 8,<text:tab/>71453286</text:p>
        <text:p text:style-name="P1">7 to 1,<text:tab/>17453286</text:p>
        <text:p text:style-name="P1">4 to 5,<text:tab/>17543286</text:p>
        <text:p text:style-name="P1">2 to 8,<text:tab/>17543826</text:p>
        <text:p text:style-name="P1">5 to 4,<text:tab/>17453826</text:p>
        <text:p text:style-name="P1">3 to 8,<text:tab/>17458326</text:p>
        <text:p text:style-name="P1">2 to 6,<text:tab/>17458362</text:p>
        <text:p text:style-name="P1">1 to 7,<text:tab/>71458362</text:p>
        <text:p text:style-name="P1">4 to 5,<text:tab/>71548362</text:p>
        <text:p text:style-name="P1">3 to 6,<text:tab/>71548632</text:p>
        <text:p text:style-name="P1">7 to 1,<text:tab/>17548632</text:p>
        <text:p text:style-name="P1">4 to 8,<text:tab/>17584632</text:p>
        <text:p text:style-name="P1">3 to 2,<text:tab/>17584623</text:p>
        <text:p text:style-name="P1">1 to 7,<text:tab/>71584623</text:p>
        <text:p text:style-name="P1">5 to 8,<text:tab/>71854623</text:p>
        <text:p text:style-name="P1">6 to 2,<text:tab/>71854263</text:p>
        <text:p text:style-name="P1">1 to 8,<text:tab/>78154263</text:p>
        <text:p text:style-name="P1">5 to 4,<text:tab/>78145263</text:p>
        <text:p text:style-name="P1">6 to 3,<text:tab/>78145236</text:p>
        <text:p text:style-name="P1">7 to 8,<text:tab/>87145236</text:p>
        <text:p text:style-name="P1">1 to 4,<text:tab/>87415236</text:p>
        <text:p text:style-name="P1">2 to 3,<text:tab/>87415326</text:p>
        <text:p text:style-name="P1">4 to 1,<text:tab/>87145326</text:p>
        <text:p text:style-name="P1">5 to 3,<text:tab/>87143526</text:p>
        <text:p text:style-name="P1">2 to 6,<text:tab/>87143562</text:p>
        <text:p text:style-name="P1">8 to 7,<text:tab/>78143562</text:p>
        <text:p text:style-name="P1">1 to 4,<text:tab/>78413562</text:p>
        <text:p text:style-name="P1">5 to 6,<text:tab/>78413652</text:p>
        <text:p text:style-name="P1">7 to 8,<text:tab/>87413652</text:p>
        <text:p text:style-name="P1">1 to 3,<text:tab/>87431652</text:p>
        <text:p text:style-name="P1">5 to 2,<text:tab/>87431625</text:p>
        <text:p text:style-name="P1">7 to 4,<text:tab/>84731625</text:p>
        <text:p text:style-name="P1">1 to 6,<text:tab/>84736125</text:p>
        <text:p text:style-name="P1">2 to 5,<text:tab/>84736152</text:p>
        <text:p text:style-name="P1">8 to 4,<text:tab/>48736152</text:p>
        <text:p text:style-name="P1">7 to 3,<text:tab/>48376152</text:p>
        <text:p text:style-name="P1">6 to 1,<text:tab/>48371652</text:p>
        <text:p text:style-name="P1">8 to 3,<text:tab/>43871652</text:p>
        <text:p text:style-name="P1">1 to 6,<text:tab/>43876152</text:p>
        <text:p text:style-name="P1">5 to 2,<text:tab/>43876125</text:p>
        <text:p text:style-name="P1">4 to 3,<text:tab/>34876125</text:p>
        <text:p text:style-name="P1">7 to 6,<text:tab/>34867125</text:p>
        <text:p text:style-name="P1">1 to 2,<text:tab/>34867215</text:p>
        <text:p text:style-name="P1">4 to 8,<text:tab/>38467215</text:p>
        <text:p text:style-name="P1">7 to 2,<text:tab/>38462715</text:p>
        <text:p text:style-name="P1">1 to 5,<text:tab/>38462751</text:p>
        <text:p text:style-name="P1">3 to 8,<text:tab/>83462751</text:p>
        <text:p text:style-name="P1">6 to 2,<text:tab/>83426751</text:p>
        <text:p text:style-name="P1">5 to 1,<text:tab/>83426715</text:p>
        <text:p text:style-name="P1">3 to 4,<text:tab/>84326715</text:p>
        <text:p text:style-name="P1">6 to 7,<text:tab/>84327615</text:p>
        <text:p text:style-name="P1">1 to 5,<text:tab/>84327651</text:p>
        <text:p text:style-name="P1">8 to 4,<text:tab/>48327651</text:p>
        <text:p text:style-name="P1">3 to 2,<text:tab/>48237651</text:p>
        <text:p text:style-name="P1">7 to 6,<text:tab/>48236751</text:p>
        <text:p text:style-name="P1">8 to 2,<text:tab/>42836751</text:p>
        <text:p text:style-name="P1">6 to 7,<text:tab/>42837651</text:p>
        <text:p text:style-name="P1">5 to 1,<text:tab/>42837615</text:p>
        <text:p text:style-name="P1">4 to 2,<text:tab/>24837615</text:p>
        <text:p text:style-name="P1">3 to 7,<text:tab/>24873615</text:p>
        <text:p text:style-name="P1">1 to 5,<text:tab/>24873651</text:p>
        <text:p text:style-name="P1">4 to 8,<text:tab/>28473651</text:p>
        <text:p text:style-name="P1">3 to 6,<text:tab/>28476351</text:p>
        <text:p text:style-name="P1">5 to 1,<text:tab/>28476315</text:p>
        <text:p text:style-name="P1">2 to 8,<text:tab/>82476315</text:p>
        <text:p text:style-name="P1">7 to 6,<text:tab/>82467315</text:p>
        <text:p text:style-name="P1">3 to 1,<text:tab/>82467135</text:p>
        <text:p text:style-name="P1">2 to 4,<text:tab/>84267135</text:p>
        <text:p text:style-name="P1">7 to 1,<text:tab/>84261735</text:p>
        <text:p text:style-name="P1">3 to 5,<text:tab/>84261753</text:p>
        <text:p text:style-name="P1">8 to 4,<text:tab/>48261753</text:p>
        <text:p text:style-name="P1">2 to 6,<text:tab/>48621753</text:p>
        <text:p text:style-name="P1">1 to 7,<text:tab/>48627153</text:p>
        <text:p text:style-name="P1">8 to 6,<text:tab/>46827153</text:p>
        <text:p text:style-name="P1">7 to 1,<text:tab/>46821753</text:p>
        <text:p text:style-name="P1">5 to 3,<text:tab/>46821735</text:p>
        <text:p text:style-name="P1">4 to 6,<text:tab/>64821735</text:p>
        <text:p text:style-name="P1">2 to 1,<text:tab/>64812735</text:p>
        <text:p text:style-name="P1">3 to 5,<text:tab/>64812753</text:p>
        <text:p text:style-name="P1">6 to 4,<text:tab/>46812753</text:p>
        <text:p text:style-name="P1">8 to 1,<text:tab/>46182753</text:p>
        <text:p text:style-name="P1">7 to 5,<text:tab/>46182573</text:p>
        <text:p text:style-name="P1">1 to 8,<text:tab/>46812573</text:p>
        <text:p text:style-name="P1">2 to 5,<text:tab/>46815273</text:p>
        <text:p text:style-name="P1">7 to 3,<text:tab/>46815237</text:p>
        <text:p text:style-name="P1">4 to 6,<text:tab/>64815237</text:p>
        <text:p text:style-name="P1">8 to 1,<text:tab/>64185237</text:p>
        <text:p text:style-name="P1">2 to 3,<text:tab/>64185327</text:p>
        <text:p text:style-name="P1">4 to 1,<text:tab/>61485327</text:p>
        <text:p text:style-name="P1">8 to 5,<text:tab/>61458327</text:p>
        <text:p text:style-name="P1">2 to 7,<text:tab/>61458372</text:p>
        <text:p text:style-name="P1">6 to 1,<text:tab/>16458372</text:p>
        <text:p text:style-name="P1">4 to 5,<text:tab/>16548372</text:p>
        <text:p text:style-name="P1">3 to 7,<text:tab/>16548732</text:p>
        <text:p text:style-name="P1">1 to 6,<text:tab/>61548732</text:p>
        <text:p text:style-name="P1">4 to 8,<text:tab/>61584732</text:p>
        <text:p text:style-name="P1">3 to 2,<text:tab/>61584723</text:p>
        <text:p text:style-name="P1">6 to 1,<text:tab/>16584723</text:p>
        <text:p text:style-name="P1">5 to 8,<text:tab/>16854723</text:p>
        <text:p text:style-name="P1">7 to 2,<text:tab/>16854273</text:p>
        <text:p text:style-name="P1">8 to 5,<text:tab/>16584273</text:p>
        <text:p text:style-name="P1">4 to 2,<text:tab/>16582473</text:p>
        <text:p text:style-name="P1">7 to 3,<text:tab/>16582437</text:p>
        <text:p text:style-name="P1">1 to 6,<text:tab/>61582437</text:p>
        <text:p text:style-name="P1">5 to 8,<text:tab/>61852437</text:p>
        <text:p text:style-name="P1">4 to 3,<text:tab/>61852347</text:p>
        <text:p text:style-name="P1">6 to 1,<text:tab/>16852347</text:p>
        <text:p text:style-name="P1">5 to 2,<text:tab/>16825347</text:p>
        <text:p text:style-name="P1">4 to 7,<text:tab/>16825374</text:p>
        <text:p text:style-name="P1">1 to 6,<text:tab/>61825374</text:p>
        <text:p text:style-name="P1">8 to 2,<text:tab/>61285374</text:p>
        <text:p text:style-name="P1">3 to 7,<text:tab/>61285734</text:p>
        <text:p text:style-name="P1">1 to 2,<text:tab/>62185734</text:p>
        <text:p text:style-name="P1">8 to 5,<text:tab/>62158734</text:p>
        <text:p text:style-name="P1">3 to 4,<text:tab/>62158743</text:p>
        <text:p text:style-name="P1">6 to 2,<text:tab/>26158743</text:p>
        <text:p text:style-name="P1">1 to 5,<text:tab/>26518743</text:p>
        <text:p text:style-name="P1">7 to 4,<text:tab/>26518473</text:p>
        <text:p text:style-name="P1">5 to 1,<text:tab/>26158473</text:p>
        <text:p text:style-name="P1">8 to 4,<text:tab/>26154873</text:p>
        <text:p text:style-name="P1">7 to 3,<text:tab/>26154837</text:p>
        <text:p text:style-name="P1">2 to 6,<text:tab/>62154837</text:p>
        <text:p text:style-name="P1">1 to 5,<text:tab/>62514837</text:p>
        <text:p text:style-name="P1">8 to 3,<text:tab/>62514387</text:p>
        <text:p text:style-name="P1">6 to 2,<text:tab/>26514387</text:p>
        <text:p text:style-name="P1">1 to 4,<text:tab/>26541387</text:p>
        <text:p text:style-name="P1">8 to 7,<text:tab/>26541378</text:p>
        <text:p text:style-name="P1">6 to 5,<text:tab/>25641378</text:p>
        <text:p text:style-name="P1">1 to 3,<text:tab/>25643178</text:p>
        <text:p text:style-name="P1">7 to 8,<text:tab/>25643187</text:p>
        <text:p text:style-name="P1">2 to 5,<text:tab/>52643187</text:p>
        <text:p text:style-name="P1">6 to 4,<text:tab/>52463187</text:p>
        <text:p text:style-name="P1">3 to 1,<text:tab/>52461387</text:p>
        <text:p text:style-name="P1">2 to 4,<text:tab/>54261387</text:p>
        <text:p text:style-name="P1">1 to 3,<text:tab/>54263187</text:p>
        <text:p text:style-name="P1">8 to 7,<text:tab/>54263178</text:p>
        <text:p text:style-name="P1">5 to 4,<text:tab/>45263178</text:p>
        <text:p text:style-name="P1">6 to 3,<text:tab/>45236178</text:p>
        <text:p text:style-name="P1">1 to 7,<text:tab/>45236718</text:p>
        <text:p text:style-name="P1">5 to 2,<text:tab/>42536718</text:p>
        <text:p text:style-name="P1">6 to 7,<text:tab/>42537618</text:p>
        <text:p text:style-name="P1">1 to 8,<text:tab/>42537681</text:p>
        <text:p text:style-name="P1">4 to 2,<text:tab/>24537681</text:p>
        <text:p text:style-name="P1">3 to 7,<text:tab/>24573681</text:p>
        <text:p text:style-name="P1">8 to 1,<text:tab/>24573618</text:p>
        <text:p text:style-name="P1">4 to 5,<text:tab/>25473618</text:p>
        <text:p text:style-name="P1">3 to 6,<text:tab/>25476318</text:p>
        <text:p text:style-name="P1">1 to 8,<text:tab/>25476381</text:p>
        <text:p text:style-name="P1">2 to 5,<text:tab/>52476381</text:p>
        <text:p text:style-name="P1">4 to 7,<text:tab/>52746381</text:p>
        <text:p text:style-name="P1">6 to 3,<text:tab/>52743681</text:p>
        <text:p text:style-name="P1">2 to 7,<text:tab/>57243681</text:p>
        <text:p text:style-name="P1">3 to 6,<text:tab/>57246381</text:p>
        <text:p text:style-name="P1">8 to 1,<text:tab/>57246318</text:p>
        <text:p text:style-name="P1">5 to 7,<text:tab/>75246318</text:p>
        <text:p text:style-name="P1">4 to 6,<text:tab/>75264318</text:p>
        <text:p text:style-name="P1">1 to 8,<text:tab/>75264381</text:p>
        <text:p text:style-name="P1">5 to 2,<text:tab/>72564381</text:p>
        <text:p text:style-name="P1">4 to 3,<text:tab/>72563481</text:p>
        <text:p text:style-name="P1">8 to 1,<text:tab/>72563418</text:p>
        <text:p text:style-name="P1">7 to 2,<text:tab/>27563418</text:p>
        <text:p text:style-name="P1">6 to 3,<text:tab/>27536418</text:p>
        <text:p text:style-name="P1">4 to 1,<text:tab/>27536148</text:p>
        <text:p text:style-name="P1">7 to 5,<text:tab/>25736148</text:p>
        <text:p text:style-name="P1">6 to 1,<text:tab/>25731648</text:p>
        <text:p text:style-name="P1">4 to 8,<text:tab/>25731684</text:p>
        <text:p text:style-name="P1">2 to 5,<text:tab/>52731684</text:p>
        <text:p text:style-name="P1">7 to 3,<text:tab/>52371684</text:p>
        <text:p text:style-name="P1">1 to 6,<text:tab/>52376184</text:p>
        <text:p text:style-name="P1">2 to 3,<text:tab/>53276184</text:p>
        <text:p text:style-name="P1">6 to 1,<text:tab/>53271684</text:p>
        <text:p text:style-name="P1">8 to 4,<text:tab/>53271648</text:p>
        <text:p text:style-name="P1">5 to 3,<text:tab/>35271648</text:p>
        <text:p text:style-name="P1">7 to 1,<text:tab/>35217648</text:p>
        <text:p text:style-name="P1">4 to 8,<text:tab/>35217684</text:p>
        <text:p text:style-name="P1">3 to 5,<text:tab/>53217684</text:p>
        <text:p text:style-name="P1">2 to 1,<text:tab/>53127684</text:p>
        <text:p text:style-name="P1">6 to 8,<text:tab/>53127864</text:p>
        <text:p text:style-name="P1">1 to 2,<text:tab/>53217864</text:p>
        <text:p text:style-name="P1">7 to 8,<text:tab/>53218764</text:p>
        <text:p text:style-name="P1">6 to 4,<text:tab/>53218746</text:p>
        <text:p text:style-name="P1">5 to 3,<text:tab/>35218746</text:p>
        <text:p text:style-name="P1">2 to 1,<text:tab/>35128746</text:p>
        <text:p text:style-name="P1">7 to 4,<text:tab/>35128476</text:p>
        <text:p text:style-name="P1">5 to 1,<text:tab/>31528476</text:p>
        <text:p text:style-name="P1">2 to 8,<text:tab/>31582476</text:p>
        <text:p text:style-name="P1">7 to 6,<text:tab/>31582467</text:p>
        <text:p text:style-name="P1">3 to 1,<text:tab/>13582467</text:p>
        <text:p text:style-name="P1">5 to 8,<text:tab/>13852467</text:p>
        <text:p text:style-name="P1">4 to 6,<text:tab/>13852647</text:p>
        <text:p text:style-name="P1">1 to 3,<text:tab/>31852647</text:p>
        <text:p text:style-name="P1">5 to 2,<text:tab/>31825647</text:p>
        <text:p text:style-name="P1">4 to 7,<text:tab/>31825674</text:p>
        <text:p text:style-name="P1">3 to 1,<text:tab/>13825674</text:p>
        <text:p text:style-name="P1">8 to 2,<text:tab/>13285674</text:p>
        <text:p text:style-name="P1">6 to 7,<text:tab/>13285764</text:p>
        <text:p text:style-name="P1">2 to 8,<text:tab/>13825764</text:p>
        <text:p text:style-name="P1">5 to 7,<text:tab/>13827564</text:p>
        <text:p text:style-name="P1">6 to 4,<text:tab/>13827546</text:p>
        <text:p text:style-name="P1">1 to 3,<text:tab/>31827546</text:p>
        <text:p text:style-name="P1">8 to 2,<text:tab/>31287546</text:p>
        <text:p text:style-name="P1">5 to 4,<text:tab/>31287456</text:p>
        <text:p text:style-name="P1">3 to 1,<text:tab/>13287456</text:p>
        <text:p text:style-name="P1">8 to 7,<text:tab/>13278456</text:p>
        <text:p text:style-name="P1">5 to 6,<text:tab/>13278465</text:p>
        <text:p text:style-name="P1">1 to 3,<text:tab/>31278465</text:p>
        <text:p text:style-name="P1">2 to 7,<text:tab/>31728465</text:p>
        <text:p text:style-name="P1">4 to 6,<text:tab/>31728645</text:p>
        <text:p text:style-name="P1">1 to 7,<text:tab/>37128645</text:p>
        <text:p text:style-name="P1">2 to 8,<text:tab/>37182645</text:p>
        <text:p text:style-name="P1">4 to 5,<text:tab/>37182654</text:p>
        <text:p text:style-name="P1">3 to 7,<text:tab/>73182654</text:p>
        <text:p text:style-name="P1">1 to 8,<text:tab/>73812654</text:p>
        <text:p text:style-name="P1">6 to 5,<text:tab/>73812564</text:p>
        <text:p text:style-name="P1">8 to 1,<text:tab/>73182564</text:p>
        <text:p text:style-name="P1">2 to 5,<text:tab/>73185264</text:p>
        <text:p text:style-name="P1">6 to 4,<text:tab/>73185246</text:p>
        <text:p text:style-name="P1">7 to 3,<text:tab/>37185246</text:p>
        <text:p text:style-name="P1">1 to 8,<text:tab/>37815246</text:p>
        <text:p text:style-name="P1">2 to 4,<text:tab/>37815426</text:p>
        <text:p text:style-name="P1">3 to 7,<text:tab/>73815426</text:p>
        <text:p text:style-name="P1">1 to 5,<text:tab/>73851426</text:p>
        <text:p text:style-name="P1">2 to 6,<text:tab/>73851462</text:p>
        <text:p text:style-name="P1">3 to 8,<text:tab/>78351462</text:p>
        <text:p text:style-name="P1">1 to 4,<text:tab/>78354162</text:p>
        <text:p text:style-name="P1">6 to 2,<text:tab/>78354126</text:p>
        <text:p text:style-name="P1">7 to 8,<text:tab/>87354126</text:p>
        <text:p text:style-name="P1">3 to 5,<text:tab/>87534126</text:p>
        <text:p text:style-name="P1">4 to 1,<text:tab/>87531426</text:p>
        <text:p text:style-name="P1">7 to 5,<text:tab/>85731426</text:p>
        <text:p text:style-name="P1">1 to 4,<text:tab/>85734126</text:p>
        <text:p text:style-name="P1">2 to 6,<text:tab/>85734162</text:p>
        <text:p text:style-name="P1">8 to 5,<text:tab/>58734162</text:p>
        <text:p text:style-name="P1">3 to 4,<text:tab/>58743162</text:p>
        <text:p text:style-name="P1">1 to 6,<text:tab/>58743612</text:p>
        <text:p text:style-name="P1">8 to 7,<text:tab/>57843612</text:p>
        <text:p text:style-name="P1">3 to 6,<text:tab/>57846312</text:p>
        <text:p text:style-name="P1">1 to 2,<text:tab/>57846321</text:p>
        <text:p text:style-name="P1">5 to 7,<text:tab/>75846321</text:p>
        <text:p text:style-name="P1">4 to 6,<text:tab/>75864321</text:p>
        <text:p text:style-name="P1">2 to 1,<text:tab/>75864312</text:p>
        <text:p text:style-name="P1">5 to 8,<text:tab/>78564312</text:p>
        <text:p text:style-name="P1">4 to 3,<text:tab/>78563412</text:p>
        <text:p text:style-name="P1">1 to 2,<text:tab/>78563421</text:p>
        <text:p text:style-name="P1">7 to 8,<text:tab/>87563421</text:p>
        <text:p text:style-name="P1">5 to 6,<text:tab/>87653421</text:p>
        <text:p text:style-name="P1">3 to 4,<text:tab/>87654321 Back Rounds</text:p>
        <text:p text:style-name="P1">7 to 6,<text:tab/>86754321</text:p>
        <text:p text:style-name="P1">4 to 3,<text:tab/>86753421</text:p>
        <text:p text:style-name="P1">2 to 1,<text:tab/>86753412</text:p>
        <text:p text:style-name="P1">8 to 6,<text:tab/>68753412</text:p>
        <text:p text:style-name="P1">5 to 3,<text:tab/>68735412</text:p>
        <text:p text:style-name="P1">1 to 2,<text:tab/>68735421</text:p>
        <text:p text:style-name="P1">8 to 7,<text:tab/>67835421</text:p>
        <text:p text:style-name="P1">5 to 4,<text:tab/>67834521</text:p>
        <text:p text:style-name="P1">2 to 1,<text:tab/>67834512</text:p>
        <text:p text:style-name="P1">6 to 7,<text:tab/>76834512</text:p>
        <text:p text:style-name="P1">3 to 4,<text:tab/>76843512</text:p>
        <text:p text:style-name="P1">5 to 1,<text:tab/>76843152</text:p>
        <text:p text:style-name="P1">6 to 8,<text:tab/>78643152</text:p>
        <text:p text:style-name="P1">3 to 1,<text:tab/>78641352</text:p>
        <text:p text:style-name="P1">5 to 2,<text:tab/>78641325</text:p>
        <text:p text:style-name="P1">7 to 8,<text:tab/>87641325</text:p>
        <text:p text:style-name="P1">6 to 4,<text:tab/>87461325</text:p>
        <text:p text:style-name="P1">1 to 3,<text:tab/>87463125</text:p>
        <text:p text:style-name="P1">7 to 4,<text:tab/>84763125</text:p>
        <text:p text:style-name="P1">3 to 1,<text:tab/>84761325</text:p>
        <text:p text:style-name="P1">2 to 5,<text:tab/>84761352</text:p>
        <text:p text:style-name="P1">8 to 4,<text:tab/>48761352</text:p>
        <text:p text:style-name="P1">6 to 1,<text:tab/>48716352</text:p>
        <text:p text:style-name="P1">5 to 2,<text:tab/>48716325</text:p>
        <text:p text:style-name="P1">4 to 8,<text:tab/>84716325</text:p>
        <text:p text:style-name="P1">7 to 1,<text:tab/>84176325</text:p>
        <text:p text:style-name="P1">3 to 2,<text:tab/>84176235</text:p>
        <text:p text:style-name="P1">1 to 7,<text:tab/>84716235</text:p>
        <text:p text:style-name="P1">6 to 2,<text:tab/>84712635</text:p>
        <text:p text:style-name="P1">3 to 5,<text:tab/>84712653</text:p>
        <text:p text:style-name="P1">8 to 4,<text:tab/>48712653</text:p>
        <text:p text:style-name="P1">7 to 1,<text:tab/>48172653</text:p>
        <text:p text:style-name="P1">6 to 5,<text:tab/>48172563</text:p>
        <text:p text:style-name="P1">8 to 1,<text:tab/>41872563</text:p>
        <text:p text:style-name="P1">7 to 2,<text:tab/>41827563</text:p>
        <text:p text:style-name="P1">6 to 3,<text:tab/>41827536</text:p>
        <text:p text:style-name="P1">4 to 1,<text:tab/>14827536</text:p>
        <text:p text:style-name="P1">8 to 2,<text:tab/>14287536</text:p>
        <text:p text:style-name="P1">5 to 3,<text:tab/>14287356</text:p>
        <text:p text:style-name="P1">1 to 4,<text:tab/>41287356</text:p>
        <text:p text:style-name="P1">8 to 7,<text:tab/>41278356</text:p>
        <text:p text:style-name="P1">5 to 6,<text:tab/>41278365</text:p>
        <text:p text:style-name="P1">4 to 1,<text:tab/>14278365</text:p>
        <text:p text:style-name="P1">2 to 7,<text:tab/>14728365</text:p>
        <text:p text:style-name="P1">3 to 6,<text:tab/>14728635</text:p>
        <text:p text:style-name="P1">7 to 2,<text:tab/>14278635</text:p>
        <text:p text:style-name="P1">8 to 6,<text:tab/>14276835</text:p>
        <text:p text:style-name="P1">3 to 5,<text:tab/>14276853</text:p>
        <text:p text:style-name="P1">1 to 4,<text:tab/>41276853</text:p>
        <text:p text:style-name="P1">2 to 7,<text:tab/>41726853</text:p>
        <text:p text:style-name="P1">8 to 5,<text:tab/>41726583</text:p>
        <text:p text:style-name="P1">4 to 1,<text:tab/>14726583</text:p>
        <text:p text:style-name="P1">2 to 6,<text:tab/>14762583</text:p>
        <text:p text:style-name="P1">8 to 3,<text:tab/>14762538</text:p>
        <text:p text:style-name="P1">1 to 4,<text:tab/>41762538</text:p>
        <text:p text:style-name="P1">7 to 6,<text:tab/>41672538</text:p>
        <text:p text:style-name="P1">5 to 3,<text:tab/>41672358</text:p>
        <text:p text:style-name="P1">1 to 6,<text:tab/>46172358</text:p>
        <text:p text:style-name="P1">7 to 2,<text:tab/>46127358</text:p>
        <text:p text:style-name="P1">5 to 8,<text:tab/>46127385</text:p>
        <text:p text:style-name="P1">4 to 6,<text:tab/>64127385</text:p>
        <text:p text:style-name="P1">1 to 2,<text:tab/>64217385</text:p>
        <text:p text:style-name="P1">3 to 8,<text:tab/>64217835</text:p>
        <text:p text:style-name="P1">2 to 1,<text:tab/>64127835</text:p>
        <text:p text:style-name="P1">7 to 8,<text:tab/>64128735</text:p>
        <text:p text:style-name="P1">3 to 5,<text:tab/>64128753</text:p>
        <text:p text:style-name="P1">6 to 4,<text:tab/>46128753</text:p>
        <text:p text:style-name="P1">1 to 2,<text:tab/>46218753</text:p>
        <text:p text:style-name="P1">7 to 5,<text:tab/>46218573</text:p>
        <text:p text:style-name="P1">4 to 6,<text:tab/>64218573</text:p>
        <text:p text:style-name="P1">1 to 8,<text:tab/>64281573</text:p>
        <text:p text:style-name="P1">7 to 3,<text:tab/>64281537</text:p>
        <text:p text:style-name="P1">4 to 2,<text:tab/>62481537</text:p>
        <text:p text:style-name="P1">1 to 5,<text:tab/>62485137</text:p>
        <text:p text:style-name="P1">3 to 7,<text:tab/>62485173</text:p>
        <text:p text:style-name="P1">6 to 2,<text:tab/>26485173</text:p>
        <text:p text:style-name="P1">4 to 8,<text:tab/>26845173</text:p>
        <text:p text:style-name="P1">5 to 1,<text:tab/>26841573</text:p>
        <text:p text:style-name="P1">6 to 8,<text:tab/>28641573</text:p>
        <text:p text:style-name="P1">1 to 5,<text:tab/>28645173</text:p>
        <text:p text:style-name="P1">7 to 3,<text:tab/>28645137</text:p>
        <text:p text:style-name="P1">2 to 8,<text:tab/>82645137</text:p>
        <text:p text:style-name="P1">4 to 5,<text:tab/>82654137</text:p>
        <text:p text:style-name="P1">1 to 3,<text:tab/>82654317</text:p>
        <text:p text:style-name="P1">2 to 6,<text:tab/>86254317</text:p>
        <text:p text:style-name="P1">4 to 3,<text:tab/>86253417</text:p>
        <text:p text:style-name="P1">1 to 7,<text:tab/>86253471</text:p>
        <text:p text:style-name="P1">8 to 6,<text:tab/>68253471</text:p>
        <text:p text:style-name="P1">5 to 3,<text:tab/>68235471</text:p>
        <text:p text:style-name="P1">7 to 1,<text:tab/>68235417</text:p>
        <text:p text:style-name="P1">8 to 2,<text:tab/>62835417</text:p>
        <text:p text:style-name="P1">5 to 4,<text:tab/>62834517</text:p>
        <text:p text:style-name="P1">1 to 7,<text:tab/>62834571</text:p>
        <text:p text:style-name="P1">6 to 2,<text:tab/>26834571</text:p>
        <text:p text:style-name="P1">8 to 3,<text:tab/>26384571</text:p>
        <text:p text:style-name="P1">4 to 5,<text:tab/>26385471</text:p>
        <text:p text:style-name="P1">6 to 3,<text:tab/>23685471</text:p>
        <text:p text:style-name="P1">5 to 4,<text:tab/>23684571</text:p>
        <text:p text:style-name="P1">7 to 1,<text:tab/>23684517</text:p>
        <text:p text:style-name="P1">2 to 3,<text:tab/>32684517</text:p>
        <text:p text:style-name="P1">8 to 4,<text:tab/>32648517</text:p>
        <text:p text:style-name="P1">1 to 7,<text:tab/>32648571</text:p>
        <text:p text:style-name="P1">2 to 6,<text:tab/>36248571</text:p>
        <text:p text:style-name="P1">8 to 5,<text:tab/>36245871</text:p>
        <text:p text:style-name="P1">7 to 1,<text:tab/>36245817</text:p>
        <text:p text:style-name="P1">3 to 6,<text:tab/>63245817</text:p>
        <text:p text:style-name="P1">4 to 5,<text:tab/>63254817</text:p>
        <text:p text:style-name="P1">8 to 1,<text:tab/>63254187</text:p>
        <text:p text:style-name="P1">3 to 2,<text:tab/>62354187</text:p>
        <text:p text:style-name="P1">4 to 1,<text:tab/>62351487</text:p>
        <text:p text:style-name="P1">8 to 7,<text:tab/>62351478</text:p>
        <text:p text:style-name="P1">6 to 2,<text:tab/>26351478</text:p>
        <text:p text:style-name="P1">3 to 5,<text:tab/>26531478</text:p>
        <text:p text:style-name="P1">1 to 4,<text:tab/>26534178</text:p>
        <text:p text:style-name="P1">6 to 5,<text:tab/>25634178</text:p>
        <text:p text:style-name="P1">4 to 1,<text:tab/>25631478</text:p>
        <text:p text:style-name="P1">7 to 8,<text:tab/>25631487</text:p>
        <text:p text:style-name="P1">2 to 5,<text:tab/>52631487</text:p>
        <text:p text:style-name="P1">3 to 1,<text:tab/>52613487</text:p>
        <text:p text:style-name="P1">8 to 7,<text:tab/>52613478</text:p>
        <text:p text:style-name="P1">5 to 2,<text:tab/>25613478</text:p>
        <text:p text:style-name="P1">6 to 1,<text:tab/>25163478</text:p>
        <text:p text:style-name="P1">4 to 7,<text:tab/>25163748</text:p>
        <text:p text:style-name="P1">1 to 6,<text:tab/>25613748</text:p>
        <text:p text:style-name="P1">3 to 7,<text:tab/>25617348</text:p>
        <text:p text:style-name="P1">4 to 8,<text:tab/>25617384</text:p>
        <text:p text:style-name="P1">2 to 5,<text:tab/>52617384</text:p>
        <text:p text:style-name="P1">6 to 1,<text:tab/>52167384</text:p>
        <text:p text:style-name="P1">3 to 8,<text:tab/>52167834</text:p>
        <text:p text:style-name="P1">2 to 1,<text:tab/>51267834</text:p>
        <text:p text:style-name="P1">6 to 7,<text:tab/>51276834</text:p>
        <text:p text:style-name="P1">3 to 4,<text:tab/>51276843</text:p>
        <text:p text:style-name="P1">5 to 1,<text:tab/>15276843</text:p>
        <text:p text:style-name="P1">2 to 7,<text:tab/>15726843</text:p>
        <text:p text:style-name="P1">8 to 4,<text:tab/>15726483</text:p>
        <text:p text:style-name="P1">1 to 5,<text:tab/>51726483</text:p>
        <text:p text:style-name="P1">2 to 6,<text:tab/>51762483</text:p>
        <text:p text:style-name="P1">8 to 3,<text:tab/>51762438</text:p>
        <text:p text:style-name="P1">5 to 1,<text:tab/>15762438</text:p>
        <text:p text:style-name="P1">7 to 6,<text:tab/>15672438</text:p>
        <text:p text:style-name="P1">4 to 3,<text:tab/>15672348</text:p>
        <text:p text:style-name="P1">6 to 7,<text:tab/>15762348</text:p>
        <text:p text:style-name="P1">2 to 3,<text:tab/>15763248</text:p>
        <text:p text:style-name="P1">4 to 8,<text:tab/>15763284</text:p>
        <text:p text:style-name="P1">1 to 5,<text:tab/>51763284</text:p>
        <text:p text:style-name="P1">7 to 6,<text:tab/>51673284</text:p>
        <text:p text:style-name="P1">2 to 8,<text:tab/>51673824</text:p>
        <text:p text:style-name="P1">5 to 1,<text:tab/>15673824</text:p>
        <text:p text:style-name="P1">7 to 3,<text:tab/>15637824</text:p>
        <text:p text:style-name="P1">2 to 4,<text:tab/>15637842</text:p>
        <text:p text:style-name="P1">1 to 5,<text:tab/>51637842</text:p>
        <text:p text:style-name="P1">6 to 3,<text:tab/>51367842</text:p>
        <text:p text:style-name="P1">8 to 4,<text:tab/>51367482</text:p>
        <text:p text:style-name="P1">1 to 3,<text:tab/>53167482</text:p>
        <text:p text:style-name="P1">6 to 7,<text:tab/>53176482</text:p>
        <text:p text:style-name="P1">8 to 2,<text:tab/>53176428</text:p>
        <text:p text:style-name="P1">5 to 3,<text:tab/>35176428</text:p>
        <text:p text:style-name="P1">1 to 7,<text:tab/>35716428</text:p>
        <text:p text:style-name="P1">4 to 2,<text:tab/>35716248</text:p>
        <text:p text:style-name="P1">7 to 1,<text:tab/>35176248</text:p>
        <text:p text:style-name="P1">6 to 2,<text:tab/>35172648</text:p>
        <text:p text:style-name="P1">4 to 8,<text:tab/>35172684</text:p>
        <text:p text:style-name="P1">3 to 5,<text:tab/>53172684</text:p>
        <text:p text:style-name="P1">1 to 7,<text:tab/>53712684</text:p>
        <text:p text:style-name="P1">6 to 8,<text:tab/>53712864</text:p>
        <text:p text:style-name="P1">5 to 3,<text:tab/>35712864</text:p>
        <text:p text:style-name="P1">1 to 2,<text:tab/>35721864</text:p>
        <text:p text:style-name="P1">6 to 4,<text:tab/>35721846</text:p>
        <text:p text:style-name="P1">5 to 7,<text:tab/>37521846</text:p>
        <text:p text:style-name="P1">1 to 8,<text:tab/>37528146</text:p>
        <text:p text:style-name="P1">4 to 6,<text:tab/>37528164</text:p>
        <text:p text:style-name="P1">3 to 7,<text:tab/>73528164</text:p>
        <text:p text:style-name="P1">5 to 2,<text:tab/>73258164</text:p>
        <text:p text:style-name="P1">8 to 1,<text:tab/>73251864</text:p>
        <text:p text:style-name="P1">3 to 2,<text:tab/>72351864</text:p>
        <text:p text:style-name="P1">1 to 8,<text:tab/>72358164</text:p>
        <text:p text:style-name="P1">6 to 4,<text:tab/>72358146</text:p>
        <text:p text:style-name="P1">7 to 2,<text:tab/>27358146</text:p>
        <text:p text:style-name="P1">5 to 8,<text:tab/>27385146</text:p>
        <text:p text:style-name="P1">1 to 4,<text:tab/>27385416</text:p>
        <text:p text:style-name="P1">7 to 3,<text:tab/>23785416</text:p>
        <text:p text:style-name="P1">5 to 4,<text:tab/>23784516</text:p>
        <text:p text:style-name="P1">1 to 6,<text:tab/>23784561</text:p>
        <text:p text:style-name="P1">2 to 3,<text:tab/>32784561</text:p>
        <text:p text:style-name="P1">8 to 4,<text:tab/>32748561</text:p>
        <text:p text:style-name="P1">6 to 1,<text:tab/>32748516</text:p>
        <text:p text:style-name="P1">2 to 7,<text:tab/>37248516</text:p>
        <text:p text:style-name="P1">8 to 5,<text:tab/>37245816</text:p>
        <text:p text:style-name="P1">1 to 6,<text:tab/>37245861</text:p>
        <text:p text:style-name="P1">3 to 7,<text:tab/>73245861</text:p>
        <text:p text:style-name="P1">2 to 4,<text:tab/>73425861</text:p>
        <text:p text:style-name="P1">5 to 8,<text:tab/>73428561</text:p>
        <text:p text:style-name="P1">3 to 4,<text:tab/>74328561</text:p>
        <text:p text:style-name="P1">8 to 5,<text:tab/>74325861</text:p>
        <text:p text:style-name="P1">6 to 1,<text:tab/>74325816</text:p>
        <text:p text:style-name="P1">7 to 4,<text:tab/>47325816</text:p>
        <text:p text:style-name="P1">2 to 5,<text:tab/>47352816</text:p>
        <text:p text:style-name="P1">1 to 6,<text:tab/>47352861</text:p>
        <text:p text:style-name="P1">7 to 3,<text:tab/>43752861</text:p>
        <text:p text:style-name="P1">2 to 8,<text:tab/>43758261</text:p>
        <text:p text:style-name="P1">6 to 1,<text:tab/>43758216</text:p>
        <text:p text:style-name="P1">4 to 3,<text:tab/>34758216</text:p>
        <text:p text:style-name="P1">5 to 8,<text:tab/>34785216</text:p>
        <text:p text:style-name="P1">2 to 1,<text:tab/>34785126</text:p>
        <text:p text:style-name="P1">4 to 7,<text:tab/>37485126</text:p>
        <text:p text:style-name="P1">5 to 1,<text:tab/>37481526</text:p>
        <text:p text:style-name="P1">2 to 6,<text:tab/>37481562</text:p>
        <text:p text:style-name="P1">3 to 7,<text:tab/>73481562</text:p>
        <text:p text:style-name="P1">4 to 8,<text:tab/>73841562</text:p>
        <text:p text:style-name="P1">1 to 5,<text:tab/>73845162</text:p>
        <text:p text:style-name="P1">3 to 8,<text:tab/>78345162</text:p>
        <text:p text:style-name="P1">5 to 1,<text:tab/>78341562</text:p>
        <text:p text:style-name="P1">6 to 2,<text:tab/>78341526</text:p>
        <text:p text:style-name="P1">7 to 8,<text:tab/>87341526</text:p>
        <text:p text:style-name="P1">4 to 1,<text:tab/>87314526</text:p>
        <text:p text:style-name="P1">2 to 6,<text:tab/>87314562</text:p>
        <text:p text:style-name="P1">8 to 7,<text:tab/>78314562</text:p>
        <text:p text:style-name="P1">3 to 1,<text:tab/>78134562</text:p>
        <text:p text:style-name="P1">5 to 6,<text:tab/>78134652</text:p>
        <text:p text:style-name="P1">1 to 3,<text:tab/>78314652</text:p>
        <text:p text:style-name="P1">4 to 6,<text:tab/>78316452</text:p>
        <text:p text:style-name="P1">5 to 2,<text:tab/>78316425</text:p>
        <text:p text:style-name="P1">7 to 8,<text:tab/>87316425</text:p>
        <text:p text:style-name="P1">3 to 1,<text:tab/>87136425</text:p>
        <text:p text:style-name="P1">4 to 2,<text:tab/>87136245</text:p>
        <text:p text:style-name="P1">7 to 1,<text:tab/>81736245</text:p>
        <text:p text:style-name="P1">3 to 6,<text:tab/>81763245</text:p>
        <text:p text:style-name="P1">4 to 5,<text:tab/>81763254</text:p>
        <text:p text:style-name="P1">8 to 1,<text:tab/>18763254</text:p>
        <text:p text:style-name="P1">7 to 6,<text:tab/>18673254</text:p>
        <text:p text:style-name="P1">2 to 5,<text:tab/>18673524</text:p>
        <text:p text:style-name="P1">1 to 8,<text:tab/>81673524</text:p>
        <text:p text:style-name="P1">7 to 3,<text:tab/>81637524</text:p>
        <text:p text:style-name="P1">2 to 4,<text:tab/>81637542</text:p>
        <text:p text:style-name="P1">8 to 1,<text:tab/>18637542</text:p>
        <text:p text:style-name="P1">6 to 3,<text:tab/>18367542</text:p>
        <text:p text:style-name="P1">5 to 4,<text:tab/>18367452</text:p>
        <text:p text:style-name="P1">3 to 6,<text:tab/>18637452</text:p>
        <text:p text:style-name="P1">7 to 4,<text:tab/>18634752</text:p>
        <text:p text:style-name="P1">5 to 2,<text:tab/>18634725</text:p>
        <text:p text:style-name="P1">1 to 8,<text:tab/>81634725</text:p>
        <text:p text:style-name="P1">6 to 3,<text:tab/>81364725</text:p>
        <text:p text:style-name="P1">7 to 2,<text:tab/>81364275</text:p>
        <text:p text:style-name="P1">8 to 1,<text:tab/>18364275</text:p>
        <text:p text:style-name="P1">6 to 4,<text:tab/>18346275</text:p>
        <text:p text:style-name="P1">7 to 5,<text:tab/>18346257</text:p>
        <text:p text:style-name="P1">1 to 8,<text:tab/>81346257</text:p>
        <text:p text:style-name="P1">3 to 4,<text:tab/>81436257</text:p>
        <text:p text:style-name="P1">2 to 5,<text:tab/>81436527</text:p>
        <text:p text:style-name="P1">1 to 4,<text:tab/>84136527</text:p>
        <text:p text:style-name="P1">3 to 6,<text:tab/>84163527</text:p>
        <text:p text:style-name="P1">2 to 7,<text:tab/>84163572</text:p>
        <text:p text:style-name="P1">8 to 4,<text:tab/>48163572</text:p>
        <text:p text:style-name="P1">1 to 6,<text:tab/>48613572</text:p>
        <text:p text:style-name="P1">5 to 7,<text:tab/>48613752</text:p>
        <text:p text:style-name="P1">6 to 1,<text:tab/>48163752</text:p>
        <text:p text:style-name="P1">3 to 7,<text:tab/>48167352</text:p>
        <text:p text:style-name="P1">5 to 2,<text:tab/>48167325</text:p>
        <text:p text:style-name="P1">4 to 8,<text:tab/>84167325</text:p>
        <text:p text:style-name="P1">1 to 6,<text:tab/>84617325</text:p>
        <text:p text:style-name="P1">3 to 2,<text:tab/>84617235</text:p>
        <text:p text:style-name="P1">8 to 4,<text:tab/>48617235</text:p>
        <text:p text:style-name="P1">1 to 7,<text:tab/>48671235</text:p>
        <text:p text:style-name="P1">3 to 5,<text:tab/>48671253</text:p>
        <text:p text:style-name="P1">8 to 6,<text:tab/>46871253</text:p>
        <text:p text:style-name="P1">1 to 2,<text:tab/>46872153</text:p>
        <text:p text:style-name="P1">5 to 3,<text:tab/>46872135</text:p>
        <text:p text:style-name="P1">4 to 6,<text:tab/>64872135</text:p>
        <text:p text:style-name="P1">8 to 7,<text:tab/>64782135</text:p>
        <text:p text:style-name="P1">2 to 1,<text:tab/>64781235</text:p>
        <text:p text:style-name="P1">4 to 7,<text:tab/>67481235</text:p>
        <text:p text:style-name="P1">1 to 2,<text:tab/>67482135</text:p>
        <text:p text:style-name="P1">3 to 5,<text:tab/>67482153</text:p>
        <text:p text:style-name="P1">6 to 7,<text:tab/>76482153</text:p>
        <text:p text:style-name="P1">8 to 2,<text:tab/>76428153</text:p>
        <text:p text:style-name="P1">1 to 5,<text:tab/>76428513</text:p>
        <text:p text:style-name="P1">6 to 4,<text:tab/>74628513</text:p>
        <text:p text:style-name="P1">8 to 5,<text:tab/>74625813</text:p>
        <text:p text:style-name="P1">1 to 3,<text:tab/>74625831</text:p>
        <text:p text:style-name="P1">7 to 4,<text:tab/>47625831</text:p>
        <text:p text:style-name="P1">2 to 5,<text:tab/>47652831</text:p>
        <text:p text:style-name="P1">3 to 1,<text:tab/>47652813</text:p>
        <text:p text:style-name="P1">7 to 6,<text:tab/>46752813</text:p>
        <text:p text:style-name="P1">2 to 8,<text:tab/>46758213</text:p>
        <text:p text:style-name="P1">1 to 3,<text:tab/>46758231</text:p>
        <text:p text:style-name="P1">4 to 6,<text:tab/>64758231</text:p>
        <text:p text:style-name="P1">7 to 5,<text:tab/>64578231</text:p>
        <text:p text:style-name="P1">8 to 2,<text:tab/>64572831</text:p>
        <text:p text:style-name="P1">4 to 5,<text:tab/>65472831</text:p>
        <text:p text:style-name="P1">2 to 8,<text:tab/>65478231</text:p>
        <text:p text:style-name="P1">3 to 1,<text:tab/>65478213</text:p>
        <text:p text:style-name="P1">6 to 5,<text:tab/>56478213</text:p>
        <text:p text:style-name="P1">7 to 8,<text:tab/>56487213</text:p>
        <text:p text:style-name="P1">1 to 3,<text:tab/>56487231</text:p>
        <text:p text:style-name="P1">6 to 4,<text:tab/>54687231</text:p>
        <text:p text:style-name="P1">7 to 2,<text:tab/>54682731</text:p>
        <text:p text:style-name="P1">3 to 1,<text:tab/>54682713</text:p>
        <text:p text:style-name="P1">5 to 4,<text:tab/>45682713</text:p>
        <text:p text:style-name="P1">8 to 2,<text:tab/>45628713</text:p>
        <text:p text:style-name="P1">7 to 1,<text:tab/>45628173</text:p>
        <text:p text:style-name="P1">5 to 6,<text:tab/>46528173</text:p>
        <text:p text:style-name="P1">8 to 1,<text:tab/>46521873</text:p>
        <text:p text:style-name="P1">7 to 3,<text:tab/>46521837</text:p>
        <text:p text:style-name="P1">4 to 6,<text:tab/>64521837</text:p>
        <text:p text:style-name="P1">5 to 2,<text:tab/>64251837</text:p>
        <text:p text:style-name="P1">1 to 8,<text:tab/>64258137</text:p>
        <text:p text:style-name="P1">4 to 2,<text:tab/>62458137</text:p>
        <text:p text:style-name="P1">8 to 1,<text:tab/>62451837</text:p>
        <text:p text:style-name="P1">3 to 7,<text:tab/>62451873</text:p>
        <text:p text:style-name="P1">6 to 2,<text:tab/>26451873</text:p>
        <text:p text:style-name="P1">5 to 1,<text:tab/>26415873</text:p>
        <text:p text:style-name="P1">7 to 3,<text:tab/>26415837</text:p>
        <text:p text:style-name="P1">2 to 6,<text:tab/>62415837</text:p>
        <text:p text:style-name="P1">4 to 1,<text:tab/>62145837</text:p>
        <text:p text:style-name="P1">8 to 3,<text:tab/>62145387</text:p>
        <text:p text:style-name="P1">1 to 4,<text:tab/>62415387</text:p>
        <text:p text:style-name="P1">5 to 3,<text:tab/>62413587</text:p>
        <text:p text:style-name="P1">8 to 7,<text:tab/>62413578</text:p>
        <text:p text:style-name="P1">6 to 2,<text:tab/>26413578</text:p>
        <text:p text:style-name="P1">4 to 1,<text:tab/>26143578</text:p>
        <text:p text:style-name="P1">5 to 7,<text:tab/>26143758</text:p>
        <text:p text:style-name="P1">6 to 1,<text:tab/>21643758</text:p>
        <text:p text:style-name="P1">4 to 3,<text:tab/>21634758</text:p>
        <text:p text:style-name="P1">5 to 8,<text:tab/>21634785</text:p>
        <text:p text:style-name="P1">2 to 1,<text:tab/>12634785</text:p>
        <text:p text:style-name="P1">6 to 3,<text:tab/>12364785</text:p>
        <text:p text:style-name="P1">7 to 8,<text:tab/>12364875</text:p>
        <text:p text:style-name="P1">1 to 2,<text:tab/>21364875</text:p>
        <text:p text:style-name="P1">6 to 4,<text:tab/>21346875</text:p>
        <text:p text:style-name="P1">7 to 5,<text:tab/>21346857</text:p>
        <text:p text:style-name="P1">2 to 1,<text:tab/>12346857</text:p>
        <text:p text:style-name="P1">3 to 4,<text:tab/>12436857</text:p>
        <text:p text:style-name="P1">8 to 5,<text:tab/>12436587</text:p>
        <text:p text:style-name="P1">4 to 3,<text:tab/>12346587</text:p>
        <text:p text:style-name="P1">6 to 5,<text:tab/>12345687</text:p>
        <text:p text:style-name="P1">8 to 7,<text:tab/>12345678 Rounds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2" svg:font-family="Tahoma"/>
    <style:font-face style:name="Cumberland" svg:font-family="Cumberland" style:font-family-generic="modern" style:font-pitch="fixed"/>
    <style:font-face style:name="Andale Sans UI" svg:font-family="'Andale Sans UI'" style:font-pitch="variable"/>
    <style:font-face style:name="MS Gothic" svg:font-family="'MS Gothic'" style:font-pitch="variable"/>
    <style:font-face style:name="Tahoma1" svg:font-family="Tahoma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Arial" svg:font-family="Arial" style:font-adornments="Bold" style:font-family-generic="swiss" style:font-pitch="variable"/>
    <style:font-face style:name="Arial1" svg:font-family="Arial" style:font-adornments="Italic" style:font-family-generic="swiss" style:font-pitch="variable"/>
    <style:font-face style:name="Tahoma" svg:font-family="Tahoma" style:font-adornments="Regular" style:font-family-generic="swiss" style:font-pitch="variable"/>
    <style:font-face style:name="Verdana" svg:font-family="Verdana" style:font-adornments="Regular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horndale" fo:font-size="12pt" fo:language="en" fo:country="GB" style:font-name-asian="Andale Sans UI" style:font-size-asian="12pt" style:language-asian="none" style:country-asian="none" style:font-name-complex="Tahoma1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Verdana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lbany" fo:font-size="14pt" style:font-name-asian="MS Gothic" style:font-size-asian="14pt" style:font-name-complex="Tahoma1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style:font-name="Arial"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style:font-name="Arial1" fo:font-size="12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umberland" fo:font-size="10pt" style:font-name-asian="Cumberland" style:font-size-asian="10pt" style:font-name-complex="Cumberland" style:font-size-complex="10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StarOffice/8$Win32 OpenOffice.org_project/680m5$Build-9011</meta:generator>
    <meta:creation-date>2010-01-12T13:45:39</meta:creation-date>
    <dc:creator>James Kerslake</dc:creator>
    <dc:date>2010-01-12T13:54:41</dc:date>
    <dc:language>en-GB</dc:language>
    <meta:editing-cycles>2</meta:editing-cycles>
    <meta:editing-duration>PT9M2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7" meta:paragraph-count="674" meta:word-count="2708" meta:character-count="10880"/>
  </office:meta>
</office:document-meta>
</file>